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</office:automatic-styles>
  <office:body>
    <office:text text:use-soft-page-breaks="true">
      <text:p text:style-name="P1">Application<text:s/>Pokémon</text:p>
      <text:p text:style-name="Normal"/>
      <text:p text:style-name="P2">Structure :<text:s/></text:p>
      <text:p text:style-name="Normal">Header<text:s/>aux 4 pages</text:p>
      <text:p text:style-name="Normal">1 page d’accueil présentant le contenu du site</text:p>
      <text:p text:style-name="Normal">1 page présentant un Pokédex des 151 premiers Pokémon. Utilisation de Carrousel.</text:p>
      <text:p text:style-name="Normal">1 page présentant un aspect stratégique des Pokémons avec une<text:s/>barre de recherche pour trouver le Pokémon de son choix.</text:p>
      <text:p text:style-name="Normal">1 page de contact</text:p>
      <text:p text:style-name="Normal"/>
      <text:p text:style-name="P3">Composant :</text:p>
      <text:list text:style-name="LFO1" text:continue-numbering="true">
        <text:list-item>
          <text:p text:style-name="P4">accueil : Comprend une brève description de notre projet et un carousel de sprites de Pokémon populaires</text:p>
        </text:list-item>
        <text:list-item>
          <text:p text:style-name="P5">contact : comprend des cards avec des informations pour nous contacter</text:p>
        </text:list-item>
        <text:list-item>
          <text:p text:style-name="P6">header : un header commun à toutes les pages permettant de naviguer dans l’application. Il comprend un lien vers l’accueil, vers la page Pokédex, vers la page stratégique et vers la page contact.</text:p>
        </text:list-item>
        <text:list-item>
          <text:p text:style-name="P7">pokemon-page : contient<text:s/>des cards de chacun des 151 premiers Pokémons.<text:s/>Chaque card est géré par pokemon-item.</text:p>
        </text:list-item>
        <text:list-item>
          <text:p text:style-name="P8">pokemon-item :<text:s/>gère une card de<text:s/>Pokémon<text:s/>contenant son nom et une image de ce Pokémon. En cliquant dessus,<text:s/>on génère un modal contenant le<text:s/>sprite de la<text:s/>1G<text:s/>de ce Pokémon,<text:s/>son ou ses<text:s/>type(s),<text:s/>sa<text:s/>taille,<text:s/>son<text:s/>poids,<text:s/>ses<text:s/>faiblesses et<text:s/>ses<text:s/>résistances.<text:s/></text:p>
        </text:list-item>
        <text:list-item>
          <text:p text:style-name="P9">strat-page : contient une barre de recherche et<text:s/>des<text:s/>composants strat-pokemon.</text:p>
        </text:list-item>
        <text:list-item>
          <text:p text:style-name="P10">strat-pokemon : contient des infos par rapport à un set spécifique de Pokémon : contient<text:s/>ses listes de faiblesses et de résistances et éventuellement 4 attaques et une description plus poussée pour certains Pokém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text-line-through-type="none" style:text-underline-type="none" style:text-underline-color="font-color"/>
    </style:style>
    <style:style style:name="WW_CharLFO2LVL2" style:family="text">
      <style:text-properties style:text-line-through-type="none" style:text-underline-type="none" style:text-underline-color="font-color"/>
    </style:style>
    <style:style style:name="WW_CharLFO2LVL3" style:family="text">
      <style:text-properties style:text-line-through-type="none" style:text-underline-type="none" style:text-underline-color="font-color"/>
    </style:style>
    <style:style style:name="WW_CharLFO2LVL4" style:family="text">
      <style:text-properties style:text-line-through-type="none" style:text-underline-type="none" style:text-underline-color="font-color"/>
    </style:style>
    <style:style style:name="WW_CharLFO2LVL5" style:family="text">
      <style:text-properties style:text-line-through-type="none" style:text-underline-type="none" style:text-underline-color="font-color"/>
    </style:style>
    <style:style style:name="WW_CharLFO2LVL6" style:family="text">
      <style:text-properties style:text-line-through-type="none" style:text-underline-type="none" style:text-underline-color="font-color"/>
    </style:style>
    <style:style style:name="WW_CharLFO2LVL7" style:family="text">
      <style:text-properties style:text-line-through-type="none" style:text-underline-type="none" style:text-underline-color="font-color"/>
    </style:style>
    <style:style style:name="WW_CharLFO2LVL8" style:family="text">
      <style:text-properties style:text-line-through-type="none" style:text-underline-type="none" style:text-underline-color="font-color"/>
    </style:style>
    <style:style style:name="WW_CharLFO2LVL9" style:family="text">
      <style:text-properties style:text-line-through-type="none"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eo Vlaykov</meta:initial-creator>
    <dc:creator>Matheo Vlaykov</dc:creator>
    <meta:creation-date>2022-01-22T13:37:00Z</meta:creation-date>
    <dc:date>2022-01-28T17:46:00Z</dc:date>
    <meta:template xlink:href="Normal.dotm" xlink:type="simple"/>
    <meta:editing-cycles>8</meta:editing-cycles>
    <meta:editing-duration>PT7740S</meta:editing-duration>
    <meta:document-statistic meta:page-count="1" meta:paragraph-count="2" meta:word-count="208" meta:character-count="1352" meta:row-count="9" meta:non-whitespace-character-count="1146"/>
  </office:meta>
</office:document-meta>
</file>